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text-properties officeooo:paragraph-rsid="00109266"/>
    </style:style>
    <style:style style:name="P2" style:family="paragraph" style:parent-style-name="Standard">
      <style:paragraph-properties style:writing-mode="lr-tb"/>
      <style:text-properties officeooo:rsid="00126131" officeooo:paragraph-rsid="001423c6"/>
    </style:style>
    <style:style style:name="P3" style:family="paragraph" style:parent-style-name="Standard">
      <style:paragraph-properties style:writing-mode="lr-tb"/>
      <style:text-properties style:font-name="sans-serif" fo:font-size="11.25pt" officeooo:paragraph-rsid="00109266"/>
    </style:style>
    <style:style style:name="P4" style:family="paragraph" style:parent-style-name="Standard">
      <style:paragraph-properties style:writing-mode="lr-tb"/>
      <style:text-properties officeooo:paragraph-rsid="001423c6"/>
    </style:style>
    <style:style style:name="P5" style:family="paragraph" style:parent-style-name="Standard">
      <style:paragraph-properties style:writing-mode="lr-tb"/>
      <style:text-properties officeooo:rsid="0018ce9b" officeooo:paragraph-rsid="0019dd15"/>
    </style:style>
    <style:style style:name="P6" style:family="paragraph" style:parent-style-name="Standard">
      <style:paragraph-properties style:writing-mode="lr-tb"/>
      <style:text-properties officeooo:paragraph-rsid="0018ce9b"/>
    </style:style>
    <style:style style:name="P7" style:family="paragraph" style:parent-style-name="Standard">
      <style:paragraph-properties style:writing-mode="lr-tb"/>
      <style:text-properties officeooo:rsid="0019dd15" officeooo:paragraph-rsid="001a830a"/>
    </style:style>
    <style:style style:name="P8" style:family="paragraph" style:parent-style-name="Heading_20_2">
      <style:paragraph-properties style:writing-mode="lr-tb"/>
      <style:text-properties officeooo:rsid="0018c4cc" officeooo:paragraph-rsid="0018c4cc"/>
    </style:style>
    <style:style style:name="P9" style:family="paragraph" style:parent-style-name="Heading_20_2">
      <style:paragraph-properties style:writing-mode="lr-tb"/>
      <style:text-properties officeooo:rsid="00126131" officeooo:paragraph-rsid="0018c4cc"/>
    </style:style>
    <style:style style:name="P10" style:family="paragraph" style:parent-style-name="Standard">
      <style:paragraph-properties style:writing-mode="lr-tb"/>
      <style:text-properties officeooo:rsid="001a830a" officeooo:paragraph-rsid="001ec683"/>
    </style:style>
    <style:style style:name="P11" style:family="paragraph" style:parent-style-name="Standard">
      <style:paragraph-properties style:writing-mode="lr-tb"/>
      <style:text-properties officeooo:rsid="00126131" officeooo:paragraph-rsid="001423c6"/>
    </style:style>
    <style:style style:name="P12" style:family="paragraph" style:parent-style-name="Standard">
      <style:paragraph-properties style:writing-mode="lr-tb"/>
      <style:text-properties officeooo:rsid="00126131" officeooo:paragraph-rsid="0019dd15"/>
    </style:style>
    <style:style style:name="P13" style:family="paragraph" style:parent-style-name="Standard">
      <style:paragraph-properties style:writing-mode="lr-tb"/>
      <style:text-properties officeooo:rsid="001ef05e" officeooo:paragraph-rsid="001ef05e"/>
    </style:style>
    <style:style style:name="P14" style:family="paragraph" style:parent-style-name="Standard">
      <style:paragraph-properties style:writing-mode="lr-tb"/>
      <style:text-properties officeooo:rsid="0018c4cc" officeooo:paragraph-rsid="0018c4cc"/>
    </style:style>
    <style:style style:name="P15" style:family="paragraph" style:parent-style-name="Standard">
      <style:paragraph-properties style:writing-mode="lr-tb"/>
      <style:text-properties officeooo:rsid="0018c4cc" officeooo:paragraph-rsid="0018ce9b"/>
    </style:style>
    <style:style style:name="P16" style:family="paragraph" style:parent-style-name="Standard">
      <style:paragraph-properties style:writing-mode="lr-tb"/>
      <style:text-properties officeooo:paragraph-rsid="001fd0cb"/>
    </style:style>
    <style:style style:name="P17" style:family="paragraph" style:parent-style-name="Standard">
      <style:paragraph-properties style:writing-mode="lr-tb"/>
      <style:text-properties officeooo:rsid="0020b207" officeooo:paragraph-rsid="0020b207"/>
    </style:style>
    <style:style style:name="P18" style:family="paragraph" style:parent-style-name="Standard">
      <style:paragraph-properties style:writing-mode="lr-tb"/>
      <style:text-properties officeooo:rsid="00216627" officeooo:paragraph-rsid="00216627"/>
    </style:style>
    <style:style style:name="P19" style:family="paragraph" style:parent-style-name="Standard">
      <style:paragraph-properties style:writing-mode="lr-tb"/>
      <style:text-properties officeooo:rsid="0019dd15" officeooo:paragraph-rsid="001a830a"/>
    </style:style>
    <style:style style:name="P20" style:family="paragraph" style:parent-style-name="Standard">
      <style:paragraph-properties style:writing-mode="lr-tb"/>
      <style:text-properties style:text-underline-style="solid" style:text-underline-width="auto" style:text-underline-color="font-color" officeooo:paragraph-rsid="00168b2c"/>
    </style:style>
    <style:style style:name="P21" style:family="paragraph" style:parent-style-name="Standard">
      <style:paragraph-properties style:writing-mode="lr-tb"/>
      <style:text-properties officeooo:paragraph-rsid="0018ce9b"/>
    </style:style>
    <style:style style:name="P22" style:family="paragraph" style:parent-style-name="Text_20_body">
      <style:paragraph-properties style:writing-mode="lr-tb"/>
      <style:text-properties officeooo:rsid="001fd0cb" officeooo:paragraph-rsid="001fd0cb"/>
    </style:style>
    <style:style style:name="P23" style:family="paragraph" style:parent-style-name="Text_20_body">
      <style:paragraph-properties style:writing-mode="lr-tb"/>
      <style:text-properties officeooo:rsid="001fd0cb" officeooo:paragraph-rsid="002340dd"/>
    </style:style>
    <style:style style:name="P24" style:family="paragraph" style:parent-style-name="Text_20_body">
      <style:paragraph-properties style:writing-mode="lr-tb"/>
      <style:text-properties officeooo:rsid="0020b207" officeooo:paragraph-rsid="0020b207"/>
    </style:style>
    <style:style style:name="P25" style:family="paragraph" style:parent-style-name="Text_20_body">
      <style:paragraph-properties style:writing-mode="lr-tb"/>
      <style:text-properties officeooo:paragraph-rsid="001fd0cb"/>
    </style:style>
    <style:style style:name="T1" style:family="text">
      <style:text-properties style:font-name="sans-serif" fo:font-size="11.25pt"/>
    </style:style>
    <style:style style:name="T2" style:family="text">
      <style:text-properties style:font-name="sans-serif" fo:font-size="11.25pt" fo:font-weight="bold" style:font-weight-asian="bold" style:font-weight-complex="bold"/>
    </style:style>
    <style:style style:name="T3" style:family="text">
      <style:text-properties officeooo:rsid="00126131"/>
    </style:style>
    <style:style style:name="T4" style:family="text">
      <style:text-properties officeooo:rsid="001423c6"/>
    </style:style>
    <style:style style:name="T5" style:family="text">
      <style:text-properties officeooo:rsid="0014de82"/>
    </style:style>
    <style:style style:name="T6" style:family="text">
      <style:text-properties officeooo:rsid="00168b2c"/>
    </style:style>
    <style:style style:name="T7" style:family="text">
      <style:text-properties officeooo:rsid="0018c4cc"/>
    </style:style>
    <style:style style:name="T8" style:family="text">
      <style:text-properties fo:font-style="italic" style:font-style-asian="italic" style:font-style-complex="italic"/>
    </style:style>
    <style:style style:name="T9" style:family="text">
      <style:text-properties fo:font-style="italic" officeooo:rsid="001fd0cb"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8ce9b" style:font-style-asian="normal" style:font-style-complex="normal"/>
    </style:style>
    <style:style style:name="T12" style:family="text">
      <style:text-properties fo:font-style="normal" officeooo:rsid="001fd0cb" style:font-style-asian="normal" style:font-style-complex="normal"/>
    </style:style>
    <style:style style:name="T13" style:family="text">
      <style:text-properties officeooo:rsid="0018ce9b"/>
    </style:style>
    <style:style style:name="T14" style:family="text">
      <style:text-properties officeooo:rsid="0019dd15"/>
    </style:style>
    <style:style style:name="T15" style:family="text">
      <style:text-properties officeooo:rsid="001a830a"/>
    </style:style>
    <style:style style:name="T16" style:family="text">
      <style:text-properties officeooo:rsid="001c7b12"/>
    </style:style>
    <style:style style:name="T17" style:family="text">
      <style:text-properties officeooo:rsid="001ec683"/>
    </style:style>
    <style:style style:name="T18" style:family="text">
      <style:text-properties officeooo:rsid="001fd0cb"/>
    </style:style>
    <style:style style:name="T19" style:family="text">
      <style:text-properties officeooo:rsid="0020b207"/>
    </style:style>
    <style:style style:name="T20" style:family="text">
      <style:text-properties officeooo:rsid="00216627"/>
    </style:style>
    <style:style style:name="T2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6">Raspberry Pi Mini-Computers &amp; Arduino Micro-Controllers</text:span></text:p>
      <text:p text:style-name="P1"/>
      <text:p text:style-name="P2">The last 20 years has seen a rise in popularity of a new type of personal computer – the single-board microcomputer. Distinct from a desktop computer, as the name implies the singe-board computer <text:span text:style-name="T4">often consists of a single printed circuit board </text:span><text:span text:style-name="T6">and</text:span><text:span text:style-name="T4"> commonly foregoing expansion slots (add-on hardware is now becoming more frequent though). They are often implemented for single-purpose applications such as robotics controllers or for measuring and monitoring variables, such as temperature or fluid pressure. </text:span></text:p>
      <text:p text:style-name="P2"/>
      <text:p text:style-name="P2">The technology is not in fact new – many early personal computers <text:span text:style-name="T4">through the 1970s </text:span>were also single-<text:span text:style-name="T4">board computers. However, with modern breakthroughs in processor design and manufacturing efficiency leading to huge decreases in physical size and price, these devices have gained massive popularity as hobby and education devices. </text:span><text:span text:style-name="T6">There are a large number of competing products in the category now but o</text:span><text:span text:style-name="T4">f particular note </text:span><text:span text:style-name="T6">are </text:span><text:span text:style-name="T4">the Arduino micro-controllers and the Raspberry Pi </text:span><text:span text:style-name="T5">computers</text:span><text:span text:style-name="T4">.</text:span></text:p>
      <text:p text:style-name="P2"/>
      <text:p text:style-name="P4"><text:span text:style-name="T7">Initially d</text:span><text:span text:style-name="T5">eveloped in 2005 at the </text:span><text:span text:style-name="T3">Interaction Design Institute Ivrea in Italy, </text:span><text:span text:style-name="T5">Arduino units began selling to the public in December of 2011 and by mid-2013, it was estimated the 700,000 units were in the hands of hobbyists </text:span><text:span text:style-name="T7">(Cuartielles, 2014)</text:span><text:span text:style-name="T5">. There are now many variations of the original Arduino unit available but all run on the similar idea: </text:span><text:span text:style-name="T7">an affordable, easy-to-use device available to everybody for enabling creativity and education.</text:span></text:p>
      <text:p text:style-name="P4"/>
      <text:p text:style-name="P5">Inspired by the aforementioned single-board computers of the 1970s and early 1980s, the Raspberry Pi was developed from 2006-2011 by engineer Eben Upton. In response to the rapid growth of the internet (particularly, the rise of Google, Facebook and et al.), Upton recognised that the world would need an influx of programmers and engineers to continue the internet’s development. The goal of the Raspberry Pi micro-computer (as well as the Raspberry Pi foundation) was to provide a device at around $30 that student could use to learn skills and develop their interest in information technology careers (Fromaget, 2018).</text:p>
      <text:p text:style-name="P5"/>
      <text:p text:style-name="P5"><text:span text:style-name="T14">Important to note is that these devices serve different purposes and function differently. The Arduino models are micro-controllers – effectively inexpensive hardware designed to execute inputted code. The Raspberry Pi models however are microcomputers, capable of running a variety of (primarily Linux-based) operating systems. Although this is a key difference, the ethos and goals remain the same – to introduce coding and technology to students and hobbyists in an easy to use and inexpensive fashion.</text:span> </text:p>
      <text:p text:style-name="P5"/>
      <text:p text:style-name="P7">It is perhaps not a coincidence that both units arrived at a similar time. Both devices, as well as similar other products, have benefited immensely from the manifestation of Moore’s Law – the ‘rule of thumb’ that suggests that processor technology will double in power and half in cost approximately every 18-24 months. This can be seen in a microcosm with the increase in power between Raspberry Pi models (many great comparison tables can be found online demonstrating this). </text:p>
      <text:p text:style-name="P7"/>
      <text:p text:style-name="P7"><text:span text:style-name="T15">The technology similarly benefited from the smart-phone revolution of the later 2000s, which enabled the ‘Internet of Things’ to take it’s current form led by consumer products. Both Raspberry Pi and Arduino being a tool frequent selected by hobbyists in the creation of IoT projects. The development is also enhanced by </text:span><text:span text:style-name="T16">b</text:span><text:span text:style-name="T15">oth brands offer</text:span><text:span text:style-name="T16">ing</text:span><text:span text:style-name="T15"> </text:span><text:span text:style-name="T16">device augment</text:span><text:span text:style-name="T15">ation </text:span><text:span text:style-name="T16">through</text:span><text:span text:style-name="T15"> ‘hats’ (hardware attached on top) (Raspberry Pi) and ‘shields’ (Arduino). The</text:span><text:span text:style-name="T16">se</text:span><text:span text:style-name="T15"> </text:span><text:span text:style-name="T16">augmentations</text:span><text:span text:style-name="T15"> </text:span><text:span text:style-name="T16">can </text:span><text:span text:style-name="T15">incorporate additional input/output sensors, such as cameras, speakers, microphones, additional digital inputs and other sensors. </text:span><text:span text:style-name="T20">Common </text:span><text:soft-page-break/><text:span text:style-name="T20">hobbyist use cases include home brew IoT devices, gaming devices, sensors and cheap Linux machines.</text:span></text:p>
      <text:p text:style-name="P7"/>
      <text:p text:style-name="P10">From these humble beginnings, currently both Arduino and Raspberry Pi offer compelling hardware options. The Raspberry Pi 4 400, released in November 2020 sports a personal computer within a keyboard. <text:span text:style-name="T17">Arduino meanwhile offers a vast variety of variations of the original Arduino Uno model, each catering to different use cases and specialties.</text:span></text:p>
      <text:p text:style-name="P12"/>
      <text:p text:style-name="P13">It is hard to measure the impact of these devices in relation to their stated goals – to encourage interest in coding and information technology. Google search trends show a steady increase in searches for the terms ‘Raspberry Pi’, ‘Arduino’ and ‘Python’ <text:span text:style-name="T19">(an entry level coding language)</text:span> since circa 2009 <text:span text:style-name="T18">(Google Trends 2015)</text:span>, but this could be a reaction to marketing or media coverage rather than demonstrating success. <text:span text:style-name="T19">It is probably likely however that the devices are responsible in some small measure to the increase in interest in python coding.</text:span></text:p>
      <text:p text:style-name="P13"/>
      <text:p text:style-name="P16"><text:span text:style-name="T18">One tangible example of the impact of the technology though is businesses using the devices to automate and monitor existing processes cheaply. </text:span><text:span text:style-name="T19">One example is in a Sony-owned manufacturing plant in Wales. Head of Engineering, Kevin Edwards, is there using 60 Raspberry Pis to monitor the manufacturing lines via camera feeds, </text:span>temperature, vibration, <text:span text:style-name="T19">and </text:span>energy usage <text:span text:style-name="T19">sensors. The information collected by the devices is fed though custom software to look out for any anomalies requiring human intervention (Olson, 2019). The implementation has been so successful in reducing</text:span> <text:span text:style-name="T19">human monitoring costs that Sony plans to roll out similar Raspberry Pi setups across other manufacturing plants in Japan and Malaysia.</text:span></text:p>
      <text:p text:style-name="P2"/>
      <text:p text:style-name="P17">While it is unlikely that micro-computers themselves will lead to automation on a scale that would render significant jobs redundant, the above example shows on a micro-scale the phenomenon of automation more broadly. An Arduino unit by itself cannot automate an entire manufacturing line, but the basic principle remains the same at scale.</text:p>
      <text:p text:style-name="P17"/>
      <text:p text:style-name="P17">With an automated future on the horizon, the current impact of the devices is almost entirely positive then, allowing students and hobbyists access to cheap hardware with which to learn and build small projects. It is unlikely that component progress will slow down so the units will only become cheaper and more powerful over time.</text:p>
      <text:p text:style-name="P17"/>
      <text:p text:style-name="P17">On a personal level, I have a Raspberry Pi in my home that runs <text:span text:style-name="T20">Raspberry Pi OS with a</text:span> <text:span text:style-name="T20">DNS sinkhole for tracking and web-based advertisement services. Unlike a software ad-blocker, the Linux-based application stops this material at the router level so it’s removed before the network connects to the device.</text:span> <text:span text:style-name="T20">As well as blocking ads and trackers, in theory the application would speed up out network as it filters out unwanted traffic. In practice, this is difficult to measure as our internet connection is wanting at best. </text:span></text:p>
      <text:p text:style-name="P17"/>
      <text:p text:style-name="P18">As part of studying information technology however, the possibilities offered by Raspberry Pi and Arduino units are very exciting. To be able to test out and put into practice what I learn in coding classes on inexpensive hardware removes any obstacles traditionally presented by the cost of a laptop or desktop computer. In line with what many hobbyists are already doing, I will be looking to use the devices to automate home tasks – turn the coffee machine on in time with my morning alarm, automate my home blinds in time with the sunrise and sunset and measure the soil moisture in some of my partner’s more temperamental houseplants.</text:p>
      <text:p text:style-name="P18"/>
      <text:p text:style-name="P18"><text:soft-page-break/>Re-reading that last paragraph, it appears these devices are a remarkable success in that both globally and on a very personal level, they are being used in education. As they become more powerful and cheaper still, it would not surprise me to see these devices become a staple in everyone’s homes as a variety of IoT devices.</text:p>
      <text:p text:style-name="P18"/>
      <text:p text:style-name="P18"/>
      <text:p text:style-name="P18"/>
      <text:p text:style-name="P14">Cuartielles, D 2014, ‘Aduino FAQ and distribution by continent’, <text:span text:style-name="T8">Making Futures</text:span><text:span text:style-name="T10">, pp 52-53.</text:span></text:p>
      <text:p text:style-name="P6"/>
      <text:p text:style-name="P6"><text:span text:style-name="T13">Fromaget, P 2018, </text:span><text:span text:style-name="T8">The Epic Story of the Raspberry Pi, </text:span><text:span text:style-name="T11">RasperryTips, viewed on 8 April 2021, &lt;https://raspberrytips.com/raspberry-pi-history/&gt;.</text:span></text:p>
      <text:p text:style-name="P15"/>
      <text:p text:style-name="P23">Google Trends 2021, <text:span text:style-name="T8">Google Trends</text:span><text:span text:style-name="T10">, Google, viewed 9 April 2021, &lt;https://trends.google.com/trends/explore?date=all&amp;geo=US&amp;q=arduino&gt;.</text:span></text:p>
      <text:p text:style-name="P22">Google Trends 2021, <text:span text:style-name="T8">Google Trends</text:span><text:span text:style-name="T10">, Google, viewed 9 April 2021, &lt;https://trends.google.com/trends/explore?date=all&amp;geo=US&amp;q=python&gt;.</text:span></text:p>
      <text:p text:style-name="P25"><text:span text:style-name="T12">Google Trends 2021, </text:span><text:span text:style-name="T9">Google Trends</text:span><text:span text:style-name="T12">, Google, viewed 9 April 2021, &lt;https://trends.google.com/trends/explore?date=all&amp;geo=US&amp;q=raspberry%20pi&gt;.</text:span></text:p>
      <text:p text:style-name="P24"><text:span text:style-name="T10">Olson, P 2019, </text:span><text:span text:style-name="T8">How Sony Sped Up A Factory With These Tiny, $35 Computers</text:span><text:span text:style-name="T10">, Forbes, viewed on 9 April 2021, &lt;</text:span><text:span text:style-name="T12">https://www.forbes.com/sites/parmyolson/2019/03/10/how-sony-sped-up-a-factory-with-these-tiny-35-computers/?sh=4e8bc487d208&gt;.</text:span></text:p>
      <text:h text:style-name="P9"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9T08:30:53.825000000</meta:creation-date>
    <dc:date>2021-04-18T19:15:57.154000000</dc:date>
    <meta:editing-duration>PT5H16M6S</meta:editing-duration>
    <meta:editing-cycles>3</meta:editing-cycles>
    <meta:generator>LibreOffice/7.1.1.2$Windows_X86_64 LibreOffice_project/fe0b08f4af1bacafe4c7ecc87ce55bb426164676</meta:generator>
    <meta:document-statistic meta:table-count="0" meta:image-count="0" meta:object-count="0" meta:page-count="3" meta:paragraph-count="22" meta:word-count="1269" meta:character-count="8441" meta:non-whitespace-character-count="7183"/>
  </office:meta>
</office:document-meta>
</file>